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 fo:font-weight="bold" style:font-weight-asian="bold" style:font-weight-complex="bold"/>
    </style:style>
    <style:style style:name="T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00" fo:font-weight="bold" style:font-weight-asian="bold" style:font-weight-complex="bold"/>
    </style:style>
    <style:style style:name="T7" style:family="text">
      <style:text-properties fo:color="#23ff23"/>
    </style:style>
    <style:style style:name="T8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ccccff"/>
    </style:style>
    <style:style style:name="T12" style:family="text">
      <style:text-properties fo:color="#ffffff" fo:font-family="'Lucida Sans'" style:font-family-generic="swiss" style:font-pitch="variable"/>
    </style:style>
    <style:style style:name="T13" style:family="text">
      <style:text-properties fo:color="#23ff23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4" style:family="text">
      <style:text-properties fo:color="#ffcc99"/>
    </style:style>
    <style:style style:name="T15" style:family="text">
      <style:text-properties fo:color="#ffffff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ffff00" fo:font-size="28pt"/>
    </style:style>
    <style:style style:name="T22" style:family="text">
      <style:text-properties fo:color="#ffffff" fo:font-size="28pt"/>
    </style:style>
    <style:style style:name="T23" style:family="text">
      <style:text-properties fo:color="#23ff23" fo:font-size="28pt"/>
    </style:style>
    <style:style style:name="T2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ate, arrays</presentation:footer-decl>
      <presentation:footer-decl presentation:name="ftr2">CMPTxxxx</presentation:footer-decl>
      <presentation:date-time-decl presentation:name="dtd1" presentation:source="fixed">27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Date and Array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7 Jan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Null referenc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o create an object, first <text:span text:style-name="T1">declare</text:span> it:</text:p>
                <text:list>
                  <text:list-item>
                    <text:list>
                      <text:list-item>
                        <text:p><text:span text:style-name="T2">Student joe;</text:span></text:p>
                      </text:list-item>
                    </text:list>
                  </text:list-item>
                </text:list>
              </text:list-item>
              <text:list-item>
                <text:p>Then create a new <text:span text:style-name="T1">instance</text:span>:</text:p>
                <text:list>
                  <text:list-item>
                    <text:list>
                      <text:list-item>
                        <text:p><text:span text:style-name="T2">joe = new Student(“Joe Smith”);</text:span></text:p>
                      </text:list-item>
                      <text:list-item>
                        <text:p><text:span text:style-name="T2">joe.getName();</text:span></text:p>
                      </text:list-item>
                    </text:list>
                  </text:list-item>
                </text:list>
              </text:list-item>
              <text:list-item>
                <text:p>Before an object is assigned, it has value <text:span text:style-name="T1">null</text:span></text:p>
              </text:list-item>
              <text:list-item>
                <text:p>When accepting objects as function <text:span text:style-name="T1">parameters</text:span>, check to ensure they are not <text:span text:style-name="T1">null</text:span> references:</text:p>
                <text:list>
                  <text:list-item>
                    <text:list>
                      <text:list-item>
                        <text:p><text:span text:style-name="T3">public void copy(Student other) {</text:span></text:p>
                        <text:list>
                          <text:list-item>
                            <text:p><text:span text:style-name="T3">if (other != null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Initializing object attributes</text:p>
          </draw:text-box>
        </draw:frame>
        <draw:frame presentation:style-name="pr6" draw:layer="layout" svg:width="25.199cm" svg:height="14.041cm" svg:x="1.4cm" svg:y="4.507cm" presentation:class="outline" presentation:user-transformed="true">
          <draw:text-box>
            <text:list text:style-name="L2">
              <text:list-item>
                <text:p>Set <text:span text:style-name="T1">default</text:span> values for attributes in <text:span text:style-name="T1">constructor</text:span>:</text:p>
                <text:list>
                  <text:list-item>
                    <text:p><text:span text:style-name="T3">public class Student {</text:span></text:p>
                    <text:list>
                      <text:list-item>
                        <text:p><text:span text:style-name="T3">String </text:span><text:span text:style-name="T4">name</text:span><text:span text:style-name="T3">;</text:span></text:p>
                      </text:list-item>
                      <text:list-item>
                        <text:p><text:span text:style-name="T3">Date </text:span><text:span text:style-name="T4">birthdate</text:span><text:span text:style-name="T3">;</text:span></text:p>
                      </text:list-item>
                      <text:list-item>
                        <text:p><text:span text:style-name="T3">public Student() { </text:span><text:span text:style-name="T4">name</text:span><text:span text:style-name="T3"> = “</text:span><text:span text:style-name="T5">Joe</text:span><text:span text:style-name="T3">”; </text:span><text:span text:style-name="T4">birthdate</text:span><text:span text:style-name="T3"> = new Date(); }</text:span></text:p>
                      </text:list-item>
                    </text:list>
                  </text:list-item>
                </text:list>
              </text:list-item>
              <text:list-item>
                <text:p>Or initialize in <text:span text:style-name="T1">declaration</text:span> (only for non-objects):</text:p>
                <text:list>
                  <text:list-item>
                    <text:p><text:span text:style-name="T3">public class Student {</text:span></text:p>
                    <text:list>
                      <text:list-item>
                        <text:p><text:span text:style-name="T3">String </text:span><text:span text:style-name="T4">name</text:span><text:span text:style-name="T3"> = “</text:span><text:span text:style-name="T5">Joe</text:span><text:span text:style-name="T3">”;</text:span></text:p>
                      </text:list-item>
                      <text:list-item>
                        <text:p><text:span text:style-name="T3">public Student() {</text:span><text:span text:style-name="T3"><text:line-break/></text:span><text:span text:style-name="T4">birthdate</text:span><text:span text:style-name="T3"> = new Date()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Date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Get the <text:span text:style-name="T1">current</text:span> date and time:</text:p>
                <text:list>
                  <text:list-item>
                    <text:list>
                      <text:list-item>
                        <text:p><text:span text:style-name="T2">import java.util.</text:span><text:span text:style-name="T6">Date</text:span><text:span text:style-name="T2">;</text:span></text:p>
                      </text:list-item>
                      <text:list-item>
                        <text:p><text:span text:style-name="T2">Date now = </text:span><text:span text:style-name="T6">new Date()</text:span><text:span text:style-name="T2">;</text:span></text:p>
                      </text:list-item>
                    </text:list>
                  </text:list-item>
                  <text:list-item>
                    <text:p>Stores number of milliseconds since midnight 1Jan1970 UTC (the “<text:span text:style-name="T1">epoch</text:span>”)</text:p>
                  </text:list-item>
                </text:list>
              </text:list-item>
              <text:list-item>
                <text:p><text:span text:style-name="T1">Format</text:span> it in current <text:span text:style-name="T1">timezone</text:span> for display:</text:p>
                <text:list>
                  <text:list-item>
                    <text:p><text:span text:style-name="T3">import java.text.</text:span><text:span text:style-name="T5">SimpleDateFormat</text:span><text:span text:style-name="T3">;</text:span></text:p>
                  </text:list-item>
                  <text:list-item>
                    <text:p><text:span text:style-name="T3">DateFormat fmt = new SimpleDateFormat(</text:span><text:span text:style-name="T3"><text:line-break/></text:span><text:span text:style-name="T3">“</text:span><text:span text:style-name="T4">yyyy/MM/dd HH:mm:ss</text:span><text:span text:style-name="T3">”);</text:span></text:p>
                  </text:list-item>
                  <text:list-item>
                    <text:p><text:span text:style-name="T3">fmt.</text:span><text:span text:style-name="T5">format</text:span><text:span text:style-name="T3">( now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DateFormat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e <text:span text:style-name="T1">date</text:span> is <text:span text:style-name="T1">universal</text:span>, same across the globe</text:p>
              </text:list-item>
              <text:list-item>
                <text:p>How it is <text:span text:style-name="T1">formatted</text:span> depends on <text:span text:style-name="T1">local</text:span> timezone</text:p>
              </text:list-item>
              <text:list-item>
                <text:p><text:span text:style-name="T7">SimpleDateFormat</text:span> creates a DateFormat <text:span text:style-name="T1">formatter</text:span> object that can <text:span text:style-name="T1">convert</text:span> between the <text:span text:style-name="T7">Date</text:span> (universal) and a <text:span text:style-name="T7">string</text:span> (localized)</text:p>
                <text:list>
                  <text:list-item>
                    <text:p><text:span text:style-name="T7">Date</text:span> → <text:span text:style-name="T7">String</text:span>: <text:span text:style-name="T8">fmt.</text:span><text:span text:style-name="T9">format</text:span><text:span text:style-name="T8">( </text:span><text:span text:style-name="T10">date</text:span><text:span text:style-name="T8"> );</text:span></text:p>
                  </text:list-item>
                  <text:list-item>
                    <text:p><text:span text:style-name="T7">String</text:span>→<text:span text:style-name="T7">Date</text:span>: <text:span text:style-name="T8">fmt.</text:span><text:span text:style-name="T9">parse</text:span><text:span text:style-name="T8">(“</text:span><text:span text:style-name="T10">27 Jan 2010 15:00</text:span><text:span text:style-name="T8">”)</text:span></text:p>
                  </text:list-item>
                </text:list>
              </text:list-item>
              <text:list-item>
                <text:p><text:span text:style-name="T1">More</text:span> info: see JavaSE documentation:<text:line-break/> <text:span text:style-name="T11"><text:a xlink:href="http://java.sun.com/javase/6/docs/api/java/util/Date.html">Date</text:a></text:span>, <text:span text:style-name="T11"><text:a xlink:href="http://java.sun.com/javase/6/docs/api/java/text/DateFormat.html">DateFormat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Arrays in Java</text:p>
          </draw:text-box>
        </draw:frame>
        <draw:frame presentation:style-name="pr9" draw:text-style-name="P3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Aggregate</text:span> (compound/container) data type</text:p>
              </text:list-item>
              <text:list-item>
                <text:p>All entries have <text:span text:style-name="T1">same</text:span> <text:span text:style-name="T1">type</text:span></text:p>
              </text:list-item>
              <text:list-item>
                <text:p><text:span text:style-name="T1">Size</text:span> of array is <text:span text:style-name="T1">fixed</text:span> when array is allocated</text:p>
                <text:list>
                  <text:list-item>
                    <text:p>But need not be known at compile-time</text:p>
                  </text:list-item>
                  <text:list-item>
                    <text:p>Arrays can be <text:span text:style-name="T1">dynamically</text:span> created</text:p>
                  </text:list-item>
                </text:list>
              </text:list-item>
              <text:list-item>
                <text:p>Location in memory is usually <text:span text:style-name="T1">contiguous</text:span></text:p>
              </text:list-item>
              <text:list-item>
                <text:p><text:span text:style-name="T1">Index</text:span> into array using <text:span text:style-name="T1">integer</text:span> indices from <text:span text:style-name="T7">0</text:span> up to <text:span text:style-name="T7">(size of array)-1</text:span></text:p>
                <text:list>
                  <text:list-item>
                    <text:p><text:span text:style-name="T12">Indexing out-of-bounds raises </text:span><text:span text:style-name="T13">ArrayIndexOutOfBoundsException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Working with array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eclaring</text:span> arrays:</text:p>
                <text:list>
                  <text:list-item>
                    <text:list>
                      <text:list-item>
                        <text:p text:style-name="P1"><text:span text:style-name="T7">int numApples[];</text:span><text:span text:style-name="T7"><text:tab/></text:span><text:span text:style-name="T7"><text:tab/></text:span><text:span text:style-name="T7"><text:tab/></text:span><text:span text:style-name="T14">// or:</text:span><text:span text:style-name="T7"> int[] numApples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Allocate</text:span> array in memory:</text:p>
                <text:list>
                  <text:list-item>
                    <text:list>
                      <text:list-item>
                        <text:p text:style-name="P1"><text:span text:style-name="T7">numApples = new int[10]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itializing</text:span> array entries:</text:p>
                <text:list>
                  <text:list-item>
                    <text:list>
                      <text:list-item>
                        <text:p text:style-name="P1"><text:span text:style-name="T7">numApples[3] = 15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ize</text:span> of array:</text:p>
                <text:list>
                  <text:list-item>
                    <text:list>
                      <text:list-item>
                        <text:p text:style-name="P1"><text:span text:style-name="T7">numApples.length</text:span><text:span text:style-name="T7"><text:tab/></text:span><text:tab/><text:span text:style-name="T14">// returns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Array initializers and constant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Initialize</text:span> an array on one line:</text:p>
                <text:list>
                  <text:list-item>
                    <text:list>
                      <text:list-item>
                        <text:p text:style-name="P1"><text:span text:style-name="T7">int numApples[] = {5, 3, 12, 0, 3}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5">Declare </text:span><text:span text:style-name="T1">constants</text:span><text:span text:style-name="T15"> using the keyword </text:span><text:span text:style-name="T7">final</text:span><text:span text:style-name="T15">:</text:span></text:p>
                <text:list>
                  <text:list-item>
                    <text:list>
                      <text:list-item>
                        <text:p text:style-name="P1"><text:span text:style-name="T7">final int numApples[] = {5, 3, 12, 0, 3};</text:span></text:p>
                      </text:list-item>
                      <text:list-item>
                        <text:p text:style-name="P1"><text:span text:style-name="T7">final float pi = 3.14159265358979323846264;</text:span></text:p>
                      </text:list-item>
                    </text:list>
                  </text:list-item>
                  <text:list-item>
                    <text:p><text:span text:style-name="T15">Values cannot be </text:span><text:span text:style-name="T1">changed</text:span><text:span text:style-name="T15"><text:line-break/></text:span><text:span text:style-name="T15">(even by code in the same class)</text:span></text:p>
                  </text:list-item>
                  <text:list-item>
                    <text:p><text:span text:style-name="T15">Initial value must be given </text:span><text:span text:style-name="T1">in-line</text:span><text:span text:style-name="T15"> with declar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6.224cm" svg:height="3.287cm" svg:x="1cm" svg:y="0.283cm" presentation:class="title" presentation:user-transformed="true">
          <draw:text-box>
            <text:p text:style-name="P1">Call-by-value vs. call-by-reference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Java, <text:span text:style-name="T1">primitives</text:span> (int, float, boolean, etc.) are passed by <text:span text:style-name="T1">value</text:span></text:p>
              </text:list-item>
              <text:list-item>
                <text:p text:style-name="P1"><text:span text:style-name="T1">Objects</text:span> (including arrays) are passed by <text:span text:style-name="T1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element type of an array can be any type, including <text:span text:style-name="T1">objects</text:span>, including other <text:span text:style-name="T1">arrays</text:span>:</text:p>
              </text:list-item>
            </text:list>
            <text:p text:style-name="P5"><text:span text:style-name="T16">int </text:span><text:span text:style-name="T17">image[][]</text:span><text:span text:style-name="T16">;</text:span></text:p>
            <text:p text:style-name="P5"><text:span text:style-name="T17">image = new int[width][height];</text:span></text:p>
            <text:p text:style-name="P5"><text:span text:style-name="T16">for (int x=0; x&lt;width; x++)</text:span></text:p>
            <text:p text:style-name="P6"><text:span text:style-name="T18">for (int y=0; y&lt;width; y++)</text:span></text:p>
            <text:p text:style-name="P7"><text:span text:style-name="T19">image[x][y]</text:span><text:span text:style-name="T18"> += 10;</text:span></text:p>
            <text:list text:continue-numbering="true" text:style-name="L2">
              <text:list-item>
                <text:p text:style-name="P1">Rows may be different <text:span text:style-name="T1">lengths</text:span>:</text:p>
              </text:list-item>
            </text:list>
            <text:p text:style-name="P5"><text:span text:style-name="T17">image = new int[width][];</text:span></text:p>
            <text:p text:style-name="P5"><text:span text:style-name="T16">for (int x=0; x&lt;width; x++)</text:span></text:p>
            <text:p text:style-name="P6"><text:span text:style-name="T19">image[x] = new int[x];</text:span><text:span text:style-name="T19"><text:tab/></text:span><text:span text:style-name="T19"><text:tab/></text:span><text:span text:style-name="T20">// triangular arra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Iterating through arrays</text:p>
          </draw:text-box>
        </draw:frame>
        <draw:frame presentation:style-name="pr9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1">Iterate</text:span><text:span text:style-name="T22"> through an array with a </text:span><text:span text:style-name="T23">for</text:span><text:span text:style-name="T22"> loop:</text:span></text:p>
              </text:list-item>
            </text:list>
            <text:p text:style-name="P5"><text:span text:style-name="T16">for (int idx=0; idx &lt; array.length; idx++)</text:span></text:p>
            <text:p text:style-name="P6"><text:span text:style-name="T18">sum += array[idx];</text:span></text:p>
            <text:list text:continue-numbering="true" text:style-name="L2">
              <text:list-item>
                <text:p text:style-name="P1"><text:span text:style-name="T22">Java has an </text:span><text:span text:style-name="T21">enhancement</text:span><text:span text:style-name="T22"> to the </text:span><text:span text:style-name="T23">for</text:span><text:span text:style-name="T22"> loop:</text:span></text:p>
              </text:list-item>
            </text:list>
            <text:p text:style-name="P5"><text:span text:style-name="T16">for (</text:span><text:span text:style-name="T17">int elt : array</text:span><text:span text:style-name="T16">)</text:span></text:p>
            <text:p text:style-name="P6"><text:span text:style-name="T18">sum += elt;</text:span></text:p>
            <text:list text:continue-numbering="true" text:style-name="L2">
              <text:list-item>
                <text:p text:style-name="P1">But note <text:span text:style-name="T7">elt</text:span> is a <text:span text:style-name="T1">copy</text:span> of each element:</text:p>
                <text:list>
                  <text:list-item>
                    <text:p text:style-name="P1">Can't use this to <text:span text:style-name="T1">modify</text:span> <text:span text:style-name="T7">array:</text:span></text:p>
                  </text:list-item>
                </text:list>
              </text:list-item>
            </text:list>
            <text:p text:style-name="P5"><text:span text:style-name="T24">for (int elt : array)</text:span></text:p>
            <text:p text:style-name="P6"><text:span text:style-name="T25">elt *= 2</text:span><text:span text:style-name="T26">;</text:span><text:span text:style-name="T26"><text:tab/></text:span><text:span text:style-name="T26"><text:tab/></text:span><text:span text:style-name="T26"><text:tab/></text:span><text:span text:style-name="T26"><text:tab/></text:span><text:span text:style-name="T27">// doesn't change array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9$Build-9476</meta:generator>
    <meta:initial-creator>Sean Ho</meta:initial-creator>
    <meta:creation-date>2007-01-15T12:24:22</meta:creation-date>
    <dc:creator>sean ho</dc:creator>
    <dc:date>2010-01-27T16:30:24</dc:date>
    <meta:editing-cycles>53</meta:editing-cycles>
    <meta:editing-duration>PT17H47M56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